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wControllerAction.FlowControllerAction( FlowController flowControl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Action.getFlow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Action.execute( ActionMapping mapping , ActionForm form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